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40e" officeooo:paragraph-rsid="001a940e"/>
    </style:style>
    <style:style style:name="P2" style:family="paragraph" style:parent-style-name="Standard">
      <style:text-properties officeooo:rsid="001a940e" officeooo:paragraph-rsid="001a940e"/>
    </style:style>
    <style:style style:name="P3" style:family="paragraph" style:parent-style-name="Standard">
      <style:text-properties officeooo:rsid="001dcff3" officeooo:paragraph-rsid="001dcff3"/>
    </style:style>
    <style:style style:name="P4" style:family="paragraph" style:parent-style-name="Standard">
      <style:text-properties officeooo:rsid="001dcff3" officeooo:paragraph-rsid="001df9d0"/>
    </style:style>
    <style:style style:name="T1" style:family="text">
      <style:text-properties officeooo:rsid="001baeee"/>
    </style:style>
    <style:style style:name="T2" style:family="text">
      <style:text-properties officeooo:rsid="001dcff3"/>
    </style:style>
    <style:style style:name="T3" style:family="text">
      <style:text-properties officeooo:rsid="001df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Paper Scissors Pseudo-code</text:p>
      <text:p text:style-name="P1"/>
      <text:p text:style-name="P1"/>
      <text:p text:style-name="P1"><text:span text:style-name="T1">Function - </text:span>Get computers choice</text:p>
      <text:p text:style-name="P1"><text:s text:c="2"/><text:span text:style-name="T2">Declare variable of choice</text:span></text:p>
      <text:p text:style-name="P1"><text:s text:c="2"/>Generate a random number between 0 and 1</text:p>
      <text:p text:style-name="P1"><text:s text:c="2"/>IF 0-0.33 then rock, 0.34-0.66 then paper, 0.67-0.99 then scissors.</text:p>
      <text:p text:style-name="P1"><text:s text:c="2"/>Return this <text:span text:style-name="T2">choice</text:span> as a string</text:p>
      <text:p text:style-name="P1"/>
      <text:p text:style-name="P3">Function – Get players choice</text:p>
      <text:p text:style-name="P4"><text:s text:c="2"/><text:span text:style-name="T3">Declare and q</text:span>uery the player for a choice.</text:p>
      <text:p text:style-name="P3"><text:s text:c="2"/>Take input and match it to rock, paper, or scissors.</text:p>
      <text:p text:style-name="P3"><text:s text:c="2"/>Return the choice as a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3:18.903456671</meta:creation-date>
    <dc:date>2024-06-01T15:47:47.571166021</dc:date>
    <meta:editing-duration>PT12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5" meta:character-count="391" meta:non-whitespace-character-count="321"/>
  </office:meta>
</office:document-meta>
</file>